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" svg:font-family="'Times New Roman'"/>
    <style:font-face style:name="Courier New" svg:font-family="'Courier New'" style:font-family-generic="modern"/>
    <style:font-face style:name="Albany AMT" svg:font-family="'Albany AMT', Arial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Heading_20_1" style:master-page-name="Standard"/>
    <style:style style:name="T1" style:family="text">
      <style:text-properties fo:language="en" fo:country="GB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b 58%" fo:font-style="italic" style:font-style-asian="italic"/>
    </style:style>
    <style:style style:name="T5" style:family="text">
      <style:text-properties style:text-position="sub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position="sub 58%" fo:font-style="italic" style:font-style-asian="italic" style:font-style-complex="italic"/>
    </style:style>
    <style:style style:name="fr1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>
        <style:background-image draw:opacity="100%"/>
      </style:graphic-properties>
    </style:style>
    <style:style style:name="fr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nLinLoc Algorithm Documentation</text:p>
      <text:h text:style-name="Heading_20_2" text:outline-level="2">EDT likelihood function</text:h>
      <text:p text:style-name="Standard">An alternative to the Lp-likelihood functions that is very robust in the presence of outliers is given by the equal differential-time (EDT) formulation . <text:s/>For the EDT case, the location likelihood is given by, </text:p>
      <text:p text:style-name="Equation"><text:span text:style-name="T1"><draw:frame draw:style-name="fr1" draw:name="Object16" text:anchor-type="as-char" svg:width="11.065cm" svg:height="1.774cm" draw:z-index="0"><draw:object xlink:href="./Object 16" xlink:type="simple" xlink:show="embed" xlink:actuate="onLoad"/><draw:image xlink:href="./ObjectReplacements/Object 16" xlink:type="simple" xlink:show="embed" xlink:actuate="onLoad"/></draw:frame></text:span><text:span text:style-name="T1">,<text:tab/><text:tab/>(1)</text:span></text:p>
      <text:p text:style-name="Text_20_body">where <text:span text:style-name="T2">x</text:span> is the spatial part of <text:span text:style-name="T2">m</text:span>, <draw:frame draw:style-name="fr2" draw:name="Object17" text:anchor-type="as-char" svg:width="0.736cm" svg:height="0.631cm" draw:z-index="1"><draw:object xlink:href="./Object 17" xlink:type="simple" xlink:show="embed" xlink:actuate="onLoad"/><draw:image xlink:href="./ObjectReplacements/Object 17" xlink:type="simple" xlink:show="embed" xlink:actuate="onLoad"/></draw:frame> and <draw:frame draw:style-name="fr2" draw:name="Object18" text:anchor-type="as-char" svg:width="0.739cm" svg:height="0.631cm" draw:z-index="2"><draw:object xlink:href="./Object 18" xlink:type="simple" xlink:show="embed" xlink:actuate="onLoad"/><draw:image xlink:href="./ObjectReplacements/Object 18" xlink:type="simple" xlink:show="embed" xlink:actuate="onLoad"/></draw:frame> are the observed arrival times and <draw:frame draw:style-name="fr2" draw:name="Object19" text:anchor-type="as-char" svg:width="0.99cm" svg:height="0.631cm" draw:z-index="3"><draw:object xlink:href="./Object 19" xlink:type="simple" xlink:show="embed" xlink:actuate="onLoad"/><draw:image xlink:href="./ObjectReplacements/Object 19" xlink:type="simple" xlink:show="embed" xlink:actuate="onLoad"/></draw:frame> and <text:s/><draw:frame draw:style-name="fr2" draw:name="Object20" text:anchor-type="as-char" svg:width="0.997cm" svg:height="0.631cm" draw:z-index="4"><draw:object xlink:href="./Object 20" xlink:type="simple" xlink:show="embed" xlink:actuate="onLoad"/><draw:image xlink:href="./ObjectReplacements/Object 20" xlink:type="simple" xlink:show="embed" xlink:actuate="onLoad"/></draw:frame> are the calculated travel times for two observations <text:span text:style-name="T3">a </text:span>and <text:span text:style-name="T3">b</text:span>; the sum is taken over all pairs of observations, and <text:s/><text:span text:style-name="T3">N</text:span> is the total number of observations. <text:s/>Standard deviations σ<text:span text:style-name="T4">a</text:span> and σ<text:span text:style-name="T4">b</text:span> summarize the assigned uncertainties on the observed arrival times and calculated travel times, where it is assumed that the observed and the calculated times are uncorrelated.</text:p>
      <text:p text:style-name="Standard">In Equation (1), the first and second terms in brackets in the exponent are, respectively, the differences between the observed arrival times and the differences between the calculated travel times. <text:s/>The exponent is the difference between these two terms, and thus the exponential has a maximum value of 1 which occurs at points <text:span text:style-name="T2">x</text:span> where the two differences are equal (hence, the name “equal differential time”). <text:s/>Such points <text:span text:style-name="T2">x</text:span> best satisfy the two observations <text:span text:style-name="T3">a</text:span> and <text:span text:style-name="T3">b</text:span> together, and, in general, the set of <text:span text:style-name="T2">x</text:span> where the exponential is nonzero forms a “fat,” curved surface in 3D space. <text:s/>Because the summation over observations is outside the exponential, the EDT location <text:span text:style-name="T3">pdf</text:span> has its largest values for those points <text:span text:style-name="T2">x</text:span> where the <text:span text:style-name="T3">most</text:span> pairs of observations are satisfied and thus is far less sensitive to outlier data than L<text:span text:style-name="T3">p</text:span> norms which seek to best satisfy <text:span text:style-name="T3">all</text:span> of the observations simultaneously. <text:s/>Note that the EDT likelihood function <text:span text:style-name="T3">L</text:span>(<text:span text:style-name="T2">x</text:span>) does not require calculation of an origin time <text:span text:style-name="T3">t</text:span><text:span text:style-name="T5">0</text:span>; this reduces the hypocenter search to a purely 3-parameter problem and contributes to the robustness of the EDT method. <text:s/>Nevertheless, a compatible estimate of <text:span text:style-name="T3">t</text:span><text:span text:style-name="T5">0</text:span> is calculated for any hypocenter point <text:span text:style-name="T2">x</text:span>.</text:p>
      <text:h text:style-name="Heading_20_2" text:outline-level="2">EDT posterior arrival weights</text:h>
      <text:p text:style-name="Text_20_body">When EDT is used, the arrival weights output to the NLL-Hypocenter-Phase file are posterior weights indicating how each arrival contributed to the maximum likelihood <text:s/>hypocenter. <text:s/>The arrival weight is given by,</text:p>
      <text:p text:style-name="Equation"><draw:frame draw:style-name="fr1" draw:name="Object1" text:anchor-type="as-char" svg:width="2.282cm" svg:height="0.998cm" draw:z-index="5"><draw:object xlink:href="./Object 1" xlink:type="simple" xlink:show="embed" xlink:actuate="onLoad"/><draw:image xlink:href="./ObjectReplacements/Object 1" xlink:type="simple" xlink:show="embed" xlink:actuate="onLoad"/></draw:frame><text:span text:style-name="T1">,<text:tab/><text:tab/>(2)</text:span></text:p>
      <text:p text:style-name="Text_20_body">where <draw:frame draw:style-name="fr1" draw:name="Object2" text:anchor-type="as-char" svg:width="1.104cm" svg:height="0.556cm" draw:z-index="6"><draw:object xlink:href="./Object 2" xlink:type="simple" xlink:show="embed" xlink:actuate="onLoad"/><draw:image xlink:href="./ObjectReplacements/Object 2" xlink:type="simple" xlink:show="embed" xlink:actuate="onLoad"/></draw:frame> is the sum over the subset of values inside the sum in (1) which include contributions from observation <text:span text:style-name="T6">a</text:span><text:span text:style-name="T7">. <text:s/></text:span><text:span text:style-name="T6">k</text:span> is a normalisation constant so that the sum of weights <text:span text:style-name="T6">w</text:span><text:span text:style-name="T8">i</text:span> over all observations equals unity.</text:p>
      <text:h text:style-name="Heading_20_2" text:outline-level="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" svg:font-family="'Times New Roman'"/>
    <style:font-face style:name="Courier New" svg:font-family="'Courier New'" style:font-family-generic="modern"/>
    <style:font-face style:name="Albany AMT" svg:font-family="'Albany AMT', Arial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1" style:font-size-asian="12pt" style:language-asian="en" style:country-asian="US" style:font-name-complex="Arial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1" fo:font-size="12pt" fo:language="en" fo:country="GB" style:font-name-asian="Albany AMT" style:font-size-asian="12pt" style:font-name-complex="Times New Roman1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Albany AMT" style:font-size-asian="14pt"/>
    </style:style>
    <style:style style:name="Heading_20_1" style:display-name="Heading 1" style:family="paragraph" style:parent-style-name="Heading" style:next-style-name="Text_20_body" style:class="text">
      <style:paragraph-properties fo:keep-together="always"/>
      <style:text-properties fo:font-size="16pt" fo:language="fr" fo:country="FR" fo:font-weight="bold" style:font-size-asian="16pt" style:font-weight-asian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text-indent="0cm" style:auto-text-indent="false">
        <style:tab-stops/>
      </style:paragraph-properties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text-indent="0cm" style:auto-text-indent="false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Verdana" fo:font-size="10pt" fo:font-weight="bold" style:font-size-asian="10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size-complex="12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style:font-name="Times New Roman1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/>
    </style:style>
    <style:style style:name="Reference" style:family="paragraph" style:parent-style-name="Standard">
      <style:paragraph-properties fo:margin-left="1.251cm" fo:margin-right="0cm" fo:margin-top="0.212cm" fo:margin-bottom="0cm" style:line-height-at-least="0.353cm" fo:text-indent="-1.251cm" style:auto-text-indent="false"/>
      <style:text-properties style:font-name="Times New Roman1" fo:language="en" fo:country="US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/>
    </style:style>
    <style:style style:name="Balloon_20_Text" style:display-name="Balloon Text" style:family="paragraph" style:parent-style-name="Standard">
      <style:text-properties style:font-name="Tahoma" fo:font-size="8pt" style:font-size-asian="8pt"/>
    </style:style>
    <style:style style:name="Numbered_20_Heading_20_1" style:display-name="Numbered Heading 1" style:family="paragraph" style:parent-style-name="Heading_20_1" style:list-style-name="WW8Num13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Equation" style:family="paragraph" style:parent-style-name="Text_20_body">
      <style:paragraph-properties fo:margin-left="0.501cm" fo:margin-right="0cm" fo:margin-top="0.212cm" fo:margin-bottom="0.212cm" fo:text-indent="0cm" style:auto-text-indent="false">
        <style:tab-stops>
          <style:tab-stop style:position="14.501cm"/>
        </style:tab-stops>
      </style:paragraph-properties>
      <style:text-properties fo:language="en" fo:country="US"/>
    </style:style>
    <style:style style:name="Glossary_20_Entry" style:display-name="Glossary Entry" style:family="paragraph" style:parent-style-name="Text_20_body">
      <style:paragraph-properties fo:keep-with-next="always"/>
      <style:text-properties fo:font-size="14pt" fo:font-style="italic" style:font-size-asian="14pt" style:font-style-asian="italic"/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21cm" fo:orphans="2" fo:widows="2" fo:hyphenation-ladder-count="no-limit"/>
      <style:text-properties fo:language="en" fo:country="US" style:font-name-asian="Times New Roman1" style:font-size-complex="12pt" fo:hyphenate="true" fo:hyphenation-remain-char-count="2" fo:hyphenation-push-char-count="2"/>
    </style:style>
    <style:style style:name="Bibliography" style:family="paragraph" style:parent-style-name="Text_20_body" style:list-style-name="WW8Num7">
      <style:paragraph-properties fo:margin-left="0cm" fo:margin-right="0cm" fo:text-indent="0cm" style:auto-text-indent="false"/>
    </style:style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/>
    </style:style>
    <style:style style:name="Citation" style:family="text">
      <style:text-properties fo:font-style="italic" style:font-style-asian="italic"/>
    </style:style>
    <style:style style:name="Strong_20_Emphasis" style:display-name="Strong Emphasis" style:family="text">
      <style:text-properties fo:font-weight="bold" style:font-weight-asian="bold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Absatz-Standardschriftart" style:family="text"/>
    <style:style style:name="Comment_20_Reference" style:display-name="Comment Reference" style:family="text" style:parent-style-name="WW-Default_20_Paragraph_20_Font1">
      <style:text-properties fo:font-size="8pt" style:font-size-asian="8pt"/>
    </style:style>
    <style:style style:name="Heading_20_Char4" style:display-name="Heading Char4" style:family="text" style:parent-style-name="Default_20_Paragraph_20_Font">
      <style:text-properties fo:font-size="14pt" fo:language="en" fo:country="GB" style:font-name-asian="Albany AMT" style:font-size-asian="14pt" style:language-complex="ar" style:country-complex="SA"/>
    </style:style>
    <style:style style:name="Body_20_Text_20_Char" style:display-name="Body Text Char" style:family="text" style:parent-style-name="Default_20_Paragraph_20_Font">
      <style:text-properties fo:font-size="12pt" fo:language="en" fo:country="GB" style:font-name-asian="Albany AMT" style:font-size-asian="12pt" style:language-complex="ar" style:country-complex="SA"/>
    </style:style>
    <style:style style:name="Heading_20_Char" style:display-name="Heading Char" style:family="text" style:parent-style-name="Default_20_Paragraph_20_Font">
      <style:text-properties fo:font-size="14pt" fo:language="en" fo:country="GB" style:font-name-asian="Albany AMT" style:font-size-asian="14pt" style:language-complex="ar" style:country-complex="SA"/>
    </style:style>
    <style:style style:name="Style_20_Corps_20_de_20_texte_20__2b__20_Italique_20_Car" style:display-name="Style Corps de texte + Italique Car" style:family="text" style:parent-style-name="Default_20_Paragraph_20_Font">
      <style:text-properties fo:font-size="12pt" fo:language="en" fo:country="GB" fo:font-style="italic" style:font-size-asian="12pt" style:font-style-asian="italic" style:language-complex="ar" style:country-complex="SA" style:font-style-complex="italic"/>
    </style:style>
    <style:style style:name="Heading_20_Char1" style:display-name="Heading Char1" style:family="text" style:parent-style-name="Default_20_Paragraph_20_Font">
      <style:text-properties fo:font-size="14pt" fo:language="en" fo:country="GB" style:font-name-asian="Albany AMT" style:font-size-asian="14pt" style:language-complex="ar" style:country-complex="SA"/>
    </style:style>
    <style:style style:name="Heading_20_3_20_Char1" style:display-name="Heading 3 Char1" style:family="text" style:parent-style-name="Heading_20_Char1">
      <style:text-properties fo:font-size="12pt" fo:font-weight="bold" style:font-size-asian="12pt" style:font-weight-asian="bold"/>
    </style:style>
    <style:style style:name="Heading_20_2_20_Char" style:display-name="Heading 2 Char" style:family="text" style:parent-style-name="Heading_20_Char1">
      <style:text-properties fo:font-style="italic" fo:font-weight="bold" style:font-style-asian="italic" style:font-weight-asian="bold"/>
    </style:style>
    <style:style style:name="Heading_20_Char2" style:display-name="Heading Char2" style:family="text" style:parent-style-name="Default_20_Paragraph_20_Font">
      <style:text-properties fo:font-size="14pt" fo:language="en" fo:country="GB" style:font-name-asian="Albany AMT" style:font-size-asian="14pt" style:language-complex="ar" style:country-complex="SA"/>
    </style:style>
    <style:style style:name="Heading_20_3_20_Char" style:display-name="Heading 3 Char" style:family="text" style:parent-style-name="Heading_20_Char2">
      <style:text-properties fo:font-size="12pt" fo:font-weight="bold" style:font-size-asian="12pt" style:font-weight-asian="bold"/>
    </style:style>
    <style:style style:name="Body_20_Text_20_Char1" style:display-name="Body Text Char1" style:family="text" style:parent-style-name="Default_20_Paragraph_20_Font">
      <style:text-properties fo:font-size="12pt" fo:language="en" fo:country="GB" style:font-name-asian="Albany AMT" style:font-size-asian="12pt" style:language-complex="ar" style:country-complex="SA"/>
    </style:style>
    <style:style style:name="Heading_20_Char3" style:display-name="Heading Char3" style:family="text" style:parent-style-name="Default_20_Paragraph_20_Font">
      <style:text-properties fo:font-size="14pt" fo:language="en" fo:country="GB" style:font-name-asian="Albany AMT" style:font-size-asian="14pt" style:language-complex="ar" style:country-complex="SA"/>
    </style:style>
    <style:style style:name="Heading_20_3_20_Char2" style:display-name="Heading 3 Char2" style:family="text" style:parent-style-name="Heading_20_Char3">
      <style:text-properties fo:font-size="12pt" fo:font-weight="bold" style:font-size-asian="12pt" style:font-weight-asian="bold"/>
    </style:style>
    <style:style style:name="Body_20_Text_20_Char2" style:display-name="Body Text Char2" style:family="text" style:parent-style-name="Default_20_Paragraph_20_Font">
      <style:text-properties fo:font-size="12pt" fo:language="en" fo:country="GB" style:font-name-asian="Albany AMT" style:font-size-asian="12pt" style:language-complex="ar" style:country-complex="SA"/>
    </style:style>
    <style:style style:name="_20_Char_20_Char" style:display-name=" Char Char" style:family="text" style:parent-style-name="Heading_20_Char4">
      <style:text-properties fo:font-size="12pt" fo:font-weight="bold" style:font-size-asian="12pt" style:font-weight-asian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I">
        <style:list-level-properties text:min-label-width="0.318cm" text:min-label-distance="0.318cm" fo:text-align="end"/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Outline">
      <text:list-level-style-number text:level="1" style:num-suffix="." style:num-format="I">
        <style:list-level-properties text:min-label-width="0.318cm" text:min-label-distance="0.318cm" fo:text-align="end"/>
      </text:list-level-style-number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381cm"/>
      </text:list-level-style-number>
    </text:list-style>
    <text:list-style style:name="WW8Num1">
      <text:list-level-style-number text:level="1" style:num-suffix="." style:num-format="I">
        <style:list-level-properties text:min-label-width="0.318cm" text:min-label-distance="0.318cm" fo:text-align="end"/>
      </text:list-level-style-number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I">
        <style:list-level-properties text:min-label-width="0.89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I"/>
      <text:list-level-style-number text:level="2" style:num-suffix=".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I">
        <style:list-level-properties text:min-label-width="0.318cm" text:min-label-distance="0.318cm" fo:text-align="end"/>
      </text:list-level-style-number>
      <text:list-level-style-number text:level="2" style:num-suffix="." style:num-format="a" style:num-letter-sync="true">
        <style:list-level-properties text:space-before="0.953cm" text:min-label-width="0.635cm"/>
      </text:list-level-style-number>
      <text:list-level-style-number text:level="3" style:num-suffix="." style:num-format="i">
        <style:list-level-properties text:min-label-width="2.858cm" text:min-label-distance="0.318cm" fo:text-align="end"/>
      </text:list-level-style-number>
      <text:list-level-style-number text:level="4" style:num-suffix="." style:num-format="1">
        <style:list-level-properties text:space-before="3.493cm" text:min-label-width="0.635cm"/>
      </text:list-level-style-number>
      <text:list-level-style-number text:level="5" style:num-suffix="." style:num-format="a" style:num-letter-sync="true">
        <style:list-level-properties text:space-before="4.763cm" text:min-label-width="0.635cm"/>
      </text:list-level-style-number>
      <text:list-level-style-number text:level="6" style:num-suffix="." style:num-format="i">
        <style:list-level-properties text:min-label-width="6.668cm" text:min-label-distance="0.318cm" fo:text-align="end"/>
      </text:list-level-style-number>
      <text:list-level-style-number text:level="7" style:num-suffix="." style:num-format="1">
        <style:list-level-properties text:space-before="7.303cm" text:min-label-width="0.635cm"/>
      </text:list-level-style-number>
      <text:list-level-style-number text:level="8" style:num-suffix="." style:num-format="a" style:num-letter-sync="true">
        <style:list-level-properties text:space-before="8.573cm" text:min-label-width="0.635cm"/>
      </text:list-level-style-number>
      <text:list-level-style-number text:level="9" style:num-suffix="." style:num-format="i">
        <style:list-level-properties text:min-label-width="10.47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I">
        <style:list-level-properties text:min-label-width="1.27cm" text:min-label-distance="0.318cm" fo:text-align="end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I">
        <style:list-level-properties text:min-label-width="1.27cm" text:min-label-distance="0.318cm" fo:text-align="end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/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I">
        <style:list-level-properties text:min-label-width="1.27cm" text:min-label-distance="0.318cm" fo:text-align="end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I">
        <style:list-level-properties text:space-before="0.952cm" text:min-label-width="0.318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I"/>
      <text:list-level-style-number text:level="2" style:num-suffix=".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I">
        <style:list-level-properties text:space-before="0.952cm" text:min-label-width="0.048cm"/>
      </text:list-level-style-number>
      <text:list-level-style-number text:level="2" style:num-suffix=".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I">
        <style:list-level-properties text:min-label-width="0.318cm" text:min-label-distance="0.318cm" fo:text-align="end"/>
      </text:list-level-style-number>
      <text:list-level-style-number text:level="2" style:num-suffix="." style:num-format="a" style:num-letter-sync="true">
        <style:list-level-properties text:space-before="0.953cm" text:min-label-width="0.635cm"/>
      </text:list-level-style-number>
      <text:list-level-style-number text:level="3" style:num-suffix="." style:num-format="i">
        <style:list-level-properties text:min-label-width="2.858cm" text:min-label-distance="0.318cm" fo:text-align="end"/>
      </text:list-level-style-number>
      <text:list-level-style-number text:level="4" style:num-suffix="." style:num-format="1">
        <style:list-level-properties text:space-before="3.493cm" text:min-label-width="0.635cm"/>
      </text:list-level-style-number>
      <text:list-level-style-number text:level="5" style:num-suffix="." style:num-format="a" style:num-letter-sync="true">
        <style:list-level-properties text:space-before="4.763cm" text:min-label-width="0.635cm"/>
      </text:list-level-style-number>
      <text:list-level-style-number text:level="6" style:num-suffix="." style:num-format="i">
        <style:list-level-properties text:min-label-width="6.668cm" text:min-label-distance="0.318cm" fo:text-align="end"/>
      </text:list-level-style-number>
      <text:list-level-style-number text:level="7" style:num-suffix="." style:num-format="1">
        <style:list-level-properties text:space-before="7.303cm" text:min-label-width="0.635cm"/>
      </text:list-level-style-number>
      <text:list-level-style-number text:level="8" style:num-suffix="." style:num-format="a" style:num-letter-sync="true">
        <style:list-level-properties text:space-before="8.573cm" text:min-label-width="0.635cm"/>
      </text:list-level-style-number>
      <text:list-level-style-number text:level="9" style:num-suffix="." style:num-format="i">
        <style:list-level-properties text:min-label-width="10.47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>
        <style:tab-stops>
          <style:tab-stop style:position="7.62cm" style:type="center"/>
          <style:tab-stop style:position="17.002cm" style:type="right"/>
        </style:tab-stops>
      </style:paragraph-properties>
    </style:style>
    <style:page-layout style:name="pm1">
      <style:page-layout-properties fo:page-width="21.59cm" fo:page-height="27.94cm" style:num-format="1" style:print-orientation="portrait" fo:margin-top="2cm" fo:margin-bottom="1.27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top="0.631cm" style:dynamic-spacing="true"/>
      </style:footer-style>
    </style:page-layout>
    <number:date-style style:name="N106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pm1">
      <style:footer>
        <text:p text:style-name="P1"><text:date style:data-style-name="N106" text:date-value="2007-09-19T16:42:37">19/09/2007</text:date> <text:tab/><text:tab/>Page <text:span text:style-name="Page_20_Number"><text:page-number text:select-page="current">1</text:page-number></text:span></text:p>
      </style:footer>
    </style:master-page>
    <style:master-page style:name="Convert_20_1" style:display-name="Convert 1" style:page-layout-name="pm1">
      <style:footer>
        <text:p text:style-name="P1"><text:date style:data-style-name="N106" text:date-value="2007-09-19T16:42:37">19/09/2007</text:date> <text:tab/><text:tab/>Page <text:span text:style-name="Page_20_Number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Earthquake Location, Nonlinear</dc:title>
    <meta:initial-creator>Andrew Curtis</meta:initial-creator>
    <meta:creation-date>2007-09-03T15:44:00</meta:creation-date>
    <dc:creator>Anthony Lomax</dc:creator>
    <dc:date>2007-09-19T16:42:36</dc:date>
    <meta:print-date>2007-09-03T19:41:00</meta:print-date>
    <dc:language>en-GB</dc:language>
    <meta:editing-cycles>40</meta:editing-cycles>
    <meta:editing-duration>P1DT1H18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7" meta:page-count="1" meta:paragraph-count="12" meta:word-count="393" meta:character-count="239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>a</math:mi>
        </math:msub>
        <math:mo math:stretchy="false">=</math:mo>
        <math:mfrac>
          <math:mn>1</math:mn>
          <math:mi>k</math:mi>
        </math:mfrac>
      </math:mrow>
      <math:msub>
        <math:mi>L</math:mi>
        <math:mi>a</math:mi>
      </math:msub>
      <math:mfenced math:open="" math:close="">
        <math:mi>x</math:mi>
      </math:mfenced>
    </math:mrow>
    <math:annotation math:encoding="StarMath 5.0">w rsub a = 1 over k L rsub a left (x right )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tyle math:fontsize="12pt">
      <math:mrow>
        <math:mrow>
          <math:mi>L</math:mi>
          <math:mrow>
            <math:mfenced math:open="" math:close="">
              <math:mi>x</math:mi>
            </math:mfenced>
            <math:mo math:stretchy="false">=</math:mo>
            <math:msup>
              <math:mfenced math:open="[" math:close="]">
                <math:mrow>
                  <math:munder>
                    <math:mo math:stretchy="false">∑</math:mo>
                    <math:mstyle math:fontsize="8pt">
                      <math:mrow>
                        <math:mrow>
                          <math:mi>a</math:mi>
                          <math:mi>,</math:mi>
                          <math:mi>b</math:mi>
                        </math:mrow>
                      </math:mrow>
                    </math:mstyle>
                  </math:munder>
                  <math:mrow>
                    <math:mfrac>
                      <math:mn>1</math:mn>
                      <math:msqrt>
                        <math:mrow>
                          <math:msub>
                            <math:mi>σ</math:mi>
                            <math:mstyle math:fontsize="8pt">
                              <math:mrow>
                                <math:msup>
                                  <math:mi>a</math:mi>
                                  <math:mstyle math:fontsize="8pt">
                                    <math:mrow>
                                      <math:mn>2</math:mn>
                                    </math:mrow>
                                  </math:mstyle>
                                </math:msup>
                              </math:mrow>
                            </math:mstyle>
                          </math:msub>
                          <math:mo math:stretchy="false">+</math:mo>
                          <math:msub>
                            <math:mi>σ</math:mi>
                            <math:mstyle math:fontsize="8pt">
                              <math:mrow>
                                <math:msup>
                                  <math:mi>b</math:mi>
                                  <math:mstyle math:fontsize="8pt">
                                    <math:mrow>
                                      <math:mn>2</math:mn>
                                    </math:mrow>
                                  </math:mstyle>
                                </math:msup>
                              </math:mrow>
                            </math:mstyle>
                          </math:msub>
                        </math:mrow>
                      </math:msqrt>
                    </math:mfrac>
                    <math:mstyle math:fontsize="8pt">
                      <math:mrow>
                        <math:mrow/>
                      </math:mrow>
                    </math:mstyle>
                    <math:mtext>exp</math:mtext>
                    <math:mfenced math:open="" math:close="">
                      <math:mrow>
                        <math:mo math:stretchy="false">−</math:mo>
                        <math:mfrac>
                          <math:msup>
                            <math:mrow>
                              <math:mo math:stretchy="false">{</math:mo>
                              <math:mrow>
                                <math:mo math:stretchy="false">[</math:mo>
                                <math:mrow>
                                  <math:msubsup>
                                    <math:mi>T</math:mi>
                                    <math:mstyle math:fontsize="8pt">
                                      <math:mrow>
                                        <math:mi>a</math:mi>
                                      </math:mrow>
                                    </math:mstyle>
                                    <math:mstyle math:fontsize="8pt">
                                      <math:mrow>
                                        <math:mi>o</math:mi>
                                      </math:mrow>
                                    </math:mstyle>
                                  </math:msubsup>
                                  <math:mo math:stretchy="false">−</math:mo>
                                  <math:msubsup>
                                    <math:mi>T</math:mi>
                                    <math:mstyle math:fontsize="8pt">
                                      <math:mrow>
                                        <math:mi>b</math:mi>
                                      </math:mrow>
                                    </math:mstyle>
                                    <math:mstyle math:fontsize="8pt">
                                      <math:mrow>
                                        <math:mi>o</math:mi>
                                      </math:mrow>
                                    </math:mstyle>
                                  </math:msubsup>
                                </math:mrow>
                                <math:mrow>
                                  <math:mo math:stretchy="false">]</math:mo>
                                  <math:mo math:stretchy="false">−</math:mo>
                                  <math:mo math:stretchy="false">[</math:mo>
                                </math:mrow>
                                <math:mstyle math:fontstyle="italic">
                                  <math:mrow>
                                    <math:msubsup>
                                      <math:mtext>TT</math:mtext>
                                      <math:mstyle math:fontsize="8pt">
                                        <math:mrow>
                                          <math:mi>a</math:mi>
                                        </math:mrow>
                                      </math:mstyle>
                                      <math:mstyle math:fontsize="8pt">
                                        <math:mrow>
                                          <math:mi>c</math:mi>
                                        </math:mrow>
                                      </math:mstyle>
                                    </math:msubsup>
                                  </math:mrow>
                                </math:mstyle>
                                <math:mrow>
                                  <math:mfenced math:open="" math:close="">
                                    <math:mi>x</math:mi>
                                  </math:mfenced>
                                  <math:mo math:stretchy="false">−</math:mo>
                                  <math:mstyle math:fontstyle="italic">
                                    <math:mrow>
                                      <math:msubsup>
                                        <math:mtext>TT</math:mtext>
                                        <math:mstyle math:fontsize="8pt">
                                          <math:mrow>
                                            <math:mi>b</math:mi>
                                          </math:mrow>
                                        </math:mstyle>
                                        <math:mstyle math:fontsize="8pt">
                                          <math:mrow>
                                            <math:mi>c</math:mi>
                                          </math:mrow>
                                        </math:mstyle>
                                      </math:msubsup>
                                    </math:mrow>
                                  </math:mstyle>
                                </math:mrow>
                                <math:mfenced math:open="" math:close="">
                                  <math:mi>x</math:mi>
                                </math:mfenced>
                                <math:mo math:stretchy="false">]</math:mo>
                              </math:mrow>
                              <math:mo math:stretchy="false">}</math:mo>
                            </math:mrow>
                            <math:mstyle math:fontsize="8pt">
                              <math:mrow>
                                <math:mn>2</math:mn>
                              </math:mrow>
                            </math:mstyle>
                          </math:msup>
                          <math:mrow>
                            <math:msub>
                              <math:mi>σ</math:mi>
                              <math:mstyle math:fontsize="8pt">
                                <math:mrow>
                                  <math:msup>
                                    <math:mi>a</math:mi>
                                    <math:mstyle math:fontsize="8pt">
                                      <math:mrow>
                                        <math:mn>2</math:mn>
                                      </math:mrow>
                                    </math:mstyle>
                                  </math:msup>
                                </math:mrow>
                              </math:mstyle>
                            </math:msub>
                            <math:mo math:stretchy="false">+</math:mo>
                            <math:msub>
                              <math:mi>σ</math:mi>
                              <math:mstyle math:fontsize="8pt">
                                <math:mrow>
                                  <math:msup>
                                    <math:mi>b</math:mi>
                                    <math:mstyle math:fontsize="8pt">
                                      <math:mrow>
                                        <math:mn>2</math:mn>
                                      </math:mrow>
                                    </math:mstyle>
                                  </math:msup>
                                </math:mrow>
                              </math:mstyle>
                            </math:msub>
                          </math:mrow>
                        </math:mfrac>
                      </math:mrow>
                    </math:mfenced>
                  </math:mrow>
                </math:mrow>
              </math:mfenced>
              <math:mstyle math:fontsize="8pt">
                <math:mrow>
                  <math:mi>N</math:mi>
                </math:mrow>
              </math:mstyle>
            </math:msup>
          </math:mrow>
        </math:mrow>
      </math:mrow>
    </math:mstyle>
    <math:annotation math:encoding="StarMath 5.0"> size 12{L left (x right )= left [ Sum cSub { size 8{a,b} }  { {  { 1  over {sqrt {σ rSub { size 8{a}   rSup { size 8{2} } } +σ rSub { size 8{b}   rSup { size 8{2} } } } } } }  size 8{ }"exp" left ( -  {  { { lbrace  \[ T rSub { size 8{a} }  rSup { size 8{o} }  - T rSub { size 8{b} }  rSup { size 8{o} }  \]   -   \[  ital "TT" rSub { size 8{a} }  rSup { size 8{c} }  left (x right ) -  ital "TT" rSub { size 8{b} }  rSup { size 8{c} }  left (x right ) \]  rbrace }  rSup { size 8{2} } }  over  {σ rSub { size 8{a}   rSup { size 8{2} } } +σ rSub { size 8{b}   rSup { size 8{2} } } } }  right )}  right ] rSup { size 8{N} } 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ubsup>
            <math:mi>T</math:mi>
            <math:mstyle math:fontsize="8pt">
              <math:mrow>
                <math:mi>a</math:mi>
              </math:mrow>
            </math:mstyle>
            <math:mstyle math:fontsize="8pt">
              <math:mrow>
                <math:mi>o</math:mi>
              </math:mrow>
            </math:mstyle>
          </math:msubsup>
        </math:mrow>
      </math:mstyle>
      <math:mrow/>
    </math:mrow>
    <math:annotation math:encoding="StarMath 5.0"> size 12{T rSub { size 8{a} }  rSup { size 8{o} } } {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ubsup>
            <math:mi>T</math:mi>
            <math:mstyle math:fontsize="8pt">
              <math:mrow>
                <math:mi>b</math:mi>
              </math:mrow>
            </math:mstyle>
            <math:mstyle math:fontsize="8pt">
              <math:mrow>
                <math:mi>o</math:mi>
              </math:mrow>
            </math:mstyle>
          </math:msubsup>
        </math:mrow>
      </math:mstyle>
      <math:mrow/>
    </math:mrow>
    <math:annotation math:encoding="StarMath 5.0"> size 12{T rSub { size 8{b} }  rSup { size 8{o} } } {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subsup>
                <math:mtext>TT</math:mtext>
                <math:mstyle math:fontsize="8pt">
                  <math:mrow>
                    <math:mi>a</math:mi>
                  </math:mrow>
                </math:mstyle>
                <math:mstyle math:fontsize="8pt">
                  <math:mrow>
                    <math:mi>c</math:mi>
                  </math:mrow>
                </math:mstyle>
              </math:msubsup>
            </math:mrow>
          </math:mstyle>
        </math:mrow>
      </math:mstyle>
      <math:mrow/>
    </math:mrow>
    <math:annotation math:encoding="StarMath 5.0"> size 12{ ital "TT" rSub { size 8{a} }  rSup { size 8{c} } } 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L</math:mi>
        <math:mi>a</math:mi>
      </math:msub>
      <math:mfenced math:open="" math:close="">
        <math:mi>x</math:mi>
      </math:mfenced>
    </math:mrow>
    <math:annotation math:encoding="StarMath 5.0">L rsub a left (x right 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subsup>
                <math:mtext>TT</math:mtext>
                <math:mstyle math:fontsize="8pt">
                  <math:mrow>
                    <math:mi>b</math:mi>
                  </math:mrow>
                </math:mstyle>
                <math:mstyle math:fontsize="8pt">
                  <math:mrow>
                    <math:mi>c</math:mi>
                  </math:mrow>
                </math:mstyle>
              </math:msubsup>
            </math:mrow>
          </math:mstyle>
        </math:mrow>
      </math:mstyle>
      <math:mrow/>
    </math:mrow>
    <math:annotation math:encoding="StarMath 5.0"> size 12{ ital "TT" rSub { size 8{b} }  rSup { size 8{c} } } {}</math:annotation>
  </math:semantics>
</math:math>
</file>